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B000000664578DB141.png" manifest:media-type="image/png"/>
  <manifest:file-entry manifest:full-path="Pictures/100000000000017C0000002DB98FC9E9.png" manifest:media-type="image/png"/>
  <manifest:file-entry manifest:full-path="Pictures/1000000000000501000004E98A935FD0.png" manifest:media-type="image/png"/>
  <manifest:file-entry manifest:full-path="Pictures/1000000000000896000001BE76ED323D.jpg" manifest:media-type="image/jpeg"/>
  <manifest:file-entry manifest:full-path="Pictures/10000001000000B6000000B0D209E17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/>
    <style:font-face style:name="DejaVu Sans" svg:font-family="'DejaVu Sans'" style:font-family-generic="system" style:font-pitch="variable"/>
    <style:font-face style:name="Franklin Gothic Demi" svg:font-family="'Franklin Gothic Demi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le_20_Slide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20_Slide-outline1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Slide-outline1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Title_20_Slide-outline1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Slide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Content_20_Slide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Content_20_Slide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Content_20_Slide-notes">
      <style:graphic-properties draw:fill-color="#ffffff" draw:auto-grow-height="false" fo:min-height="13.365cm" loext:decorative="false"/>
      <style:paragraph-properties style:writing-mode="lr-tb"/>
    </style:style>
    <style:style style:name="pr9" style:family="presentation" style:parent-style-name="Comparison_20_Slide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Comparison_20_Slide-outline1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Comparison_20_Slide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Comparison_20_Slide-outline1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Comparison_20_Slide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Comparison_20_Slide-notes">
      <style:graphic-properties draw:fill-color="#ffffff" draw:auto-grow-height="false" fo:min-height="13.365cm" loext:decorative="false"/>
      <style:paragraph-properties style:writing-mode="lr-tb"/>
    </style:style>
    <style:style style:name="pr15" style:family="presentation" style:parent-style-name="Blank_20_Slide-notes">
      <style:graphic-properties draw:fill-color="#ffffff" draw:auto-grow-height="false" fo:min-height="13.365cm" loext:decorative="false"/>
      <style:paragraph-properties style:writing-mode="lr-tb"/>
    </style:style>
    <style:style style:name="pr16" style:family="presentation" style:parent-style-name="Last_20_Slide-title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Last_20_Slide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P2" style:family="paragraph">
      <loext:graphic-properties draw:fill="none"/>
      <style:paragraph-properties fo:margin-left="0cm" fo:margin-right="0cm" fo:margin-top="0.141cm" fo:margin-bottom="0cm" fo:line-height="100%" fo:text-align="center" fo:text-indent="0cm" style:punctuation-wrap="hanging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P3" style:family="paragraph">
      <loext:graphic-properties draw:fill="none"/>
      <style:paragraph-properties fo:margin-left="0cm" fo:margin-right="0cm" fo:margin-top="0.127cm" fo:margin-bottom="0cm" fo:line-height="100%" fo:text-align="center" fo:text-indent="0cm" style:punctuation-wrap="hanging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>
        <loext:char-complex-color loext:theme-type="dark1" loext:color-type="theme"/>
      </style:text-properties>
    </style:style>
    <style:style style:name="P4" style:family="paragraph">
      <loext:graphic-properties draw:fill="none"/>
      <style:paragraph-properties fo:margin-left="0cm" fo:margin-right="0cm" fo:margin-top="0.141cm" fo:margin-bottom="0cm" fo:line-height="100%" fo:text-align="center" fo:text-indent="0cm" style:punctuation-wrap="hanging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99" loext:opacity="100%" style:text-outline="false" style:text-line-through-style="none" style:text-line-through-type="none" style:text-position="0% 100%" style:font-name="Calibri1" fo:font-size="20pt" fo:letter-spacing="normal" fo:font-style="italic" style:text-underline-style="none" fo:font-weight="bold" fo:background-color="transparent" style:font-size-asian="20pt" style:font-style-asian="italic" style:font-weight-asian="bold" style:font-size-complex="20pt" style:font-style-complex="italic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P7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P8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P9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6pt" fo:letter-spacing="normal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draw:frame draw:name="Title 1" presentation:style-name="pr1" draw:text-style-name="P1" draw:layer="layout" svg:width="20.13cm" svg:height="1.386cm" svg:x="2.971cm" svg:y="3.088cm" presentation:class="title" presentation:placeholder="true" presentation:user-transformed="true">
          <draw:text-box/>
        </draw:frame>
        <draw:frame draw:name="Text Placeholder 2" presentation:style-name="pr2" draw:text-style-name="P2" draw:layer="layout" svg:width="20.13cm" svg:height="1.175cm" svg:x="2.971cm" svg:y="8.956cm" presentation:class="outline" presentation:placeholder="true" presentation:user-transformed="true">
          <draw:text-box/>
        </draw:frame>
        <draw:frame draw:name="Text Placeholder 2" presentation:style-name="pr3" draw:text-style-name="P3" draw:layer="layout" svg:width="20.13cm" svg:height="1.175cm" svg:x="2.971cm" svg:y="10.132cm" presentation:class="outline" presentation:placeholder="true" presentation:user-transformed="true">
          <draw:text-box/>
        </draw:frame>
        <draw:frame draw:name="Text Placeholder 2" presentation:style-name="pr4" draw:text-style-name="P4" draw:layer="layout" svg:width="20.13cm" svg:height="1.175cm" svg:x="2.971cm" svg:y="4.47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_20_Slide">
        <draw:frame draw:name="Title 1" presentation:style-name="pr6" draw:text-style-name="P6" draw:layer="layout" svg:width="19.56cm" svg:height="1.54cm" svg:x="0.502cm" svg:y="0.564cm" presentation:class="title" presentation:placeholder="true" presentation:user-transformed="true">
          <draw:text-box/>
        </draw:frame>
        <draw:frame draw:name="Content Placeholder 2" presentation:style-name="pr7" draw:text-style-name="P7" draw:layer="layout" svg:width="24.355cm" svg:height="14.508cm" svg:x="0.502cm" svg:y="3.26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mparison_20_Slide">
        <draw:frame draw:name="Title 1" presentation:style-name="pr9" draw:text-style-name="P6" draw:layer="layout" svg:width="19.56cm" svg:height="1.54cm" svg:x="0.502cm" svg:y="0.564cm" presentation:class="title" presentation:placeholder="true" presentation:user-transformed="true">
          <draw:text-box/>
        </draw:frame>
        <draw:frame draw:name="Text Placeholder 2" presentation:style-name="pr10" draw:text-style-name="P8" draw:layer="layout" svg:width="11.912cm" svg:height="1.334cm" svg:x="0.502cm" svg:y="3.146cm" presentation:class="outline" presentation:placeholder="true" presentation:user-transformed="true">
          <draw:text-box/>
        </draw:frame>
        <draw:frame draw:name="Content Placeholder 3" presentation:style-name="pr11" draw:text-style-name="P9" draw:layer="layout" svg:width="11.912cm" svg:height="13.288cm" svg:x="0.502cm" svg:y="4.481cm" presentation:class="outline" presentation:placeholder="true" presentation:user-transformed="true">
          <draw:text-box/>
        </draw:frame>
        <draw:frame draw:name="Text Placeholder 4" presentation:style-name="pr12" draw:text-style-name="P8" draw:layer="layout" svg:width="11.783cm" svg:height="1.354cm" svg:x="12.903cm" svg:y="3.125cm" presentation:class="outline" presentation:placeholder="true" presentation:user-transformed="true">
          <draw:text-box/>
        </draw:frame>
        <draw:frame draw:name="Content Placeholder 5" presentation:style-name="pr13" draw:text-style-name="P9" draw:layer="layout" svg:width="11.783cm" svg:height="13.288cm" svg:x="12.903cm" svg:y="4.48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ast_20_Slide">
        <draw:frame draw:name="Title 1" presentation:style-name="pr16" draw:text-style-name="P10" draw:layer="layout" svg:width="6.812cm" svg:height="1.975cm" svg:x="9.344cm" svg:y="8.25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/>
    <style:font-face style:name="DejaVu Sans" svg:font-family="'DejaVu Sans'" style:font-family-generic="system" style:font-pitch="variable"/>
    <style:font-face style:name="Franklin Gothic Demi" svg:font-family="'Franklin Gothic Demi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4d0808" draw:end-color="#166018" draw:start-intensity="100%" draw:end-intensity="100%" draw:angle="45deg" draw:border="0%">
      <loext:gradient-stop svg:offset="0" loext:color-type="rgb" loext:color-value="#4d0808"/>
      <loext:gradient-stop svg:offset="0" loext:color-type="rgb" loext:color-value="#17375e"/>
      <loext:gradient-stop svg:offset="0.48" loext:color-type="rgb" loext:color-value="#00b0f0"/>
      <loext:gradient-stop svg:offset="0.99" loext:color-type="rgb" loext:color-value="#166018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Slide-background" style:display-name="Content Sli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ontent_20_Slide-backgroundobjects" style:display-name="Conten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Slide-notes" style:display-name="Content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Slide-outline1" style:display-name="Content Slide-outline1" style:family="presentation">
      <style:graphic-properties draw:stroke="none" draw:fill="none" draw:auto-grow-height="false" draw:fit-to-size="false" style:shrink-to-fit="true" style:writing-mode="lr-tb">
        <text:list-style style:name="Content_20_Slide-outline1" style:display-name="Content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Slide-outline2" style:display-name="Content Slide-outline2" style:family="presentation" style:parent-style-name="Content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Content_20_Slide-outline3" style:display-name="Content Slide-outline3" style:family="presentation" style:parent-style-name="Content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Content_20_Slide-outline4" style:display-name="Content Slide-outline4" style:family="presentation" style:parent-style-name="Content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Content_20_Slide-outline5" style:display-name="Content Slide-outline5" style:family="presentation" style:parent-style-name="Content_20_Slide-outline4">
      <style:paragraph-properties fo:margin-top="0.1cm" fo:margin-bottom="0cm"/>
      <style:text-properties fo:font-size="20pt" style:font-size-asian="20pt" style:font-size-complex="20pt"/>
    </style:style>
    <style:style style:name="Content_20_Slide-outline6" style:display-name="Content Slide-outline6" style:family="presentation" style:parent-style-name="Content_20_Slide-outline5">
      <style:paragraph-properties fo:margin-top="0.1cm" fo:margin-bottom="0cm"/>
      <style:text-properties fo:font-size="20pt" style:font-size-asian="20pt" style:font-size-complex="20pt"/>
    </style:style>
    <style:style style:name="Content_20_Slide-outline7" style:display-name="Content Slide-outline7" style:family="presentation" style:parent-style-name="Content_20_Slide-outline6">
      <style:paragraph-properties fo:margin-top="0.1cm" fo:margin-bottom="0cm"/>
      <style:text-properties fo:font-size="20pt" style:font-size-asian="20pt" style:font-size-complex="20pt"/>
    </style:style>
    <style:style style:name="Content_20_Slide-outline8" style:display-name="Content Slide-outline8" style:family="presentation" style:parent-style-name="Content_20_Slide-outline7">
      <style:paragraph-properties fo:margin-top="0.1cm" fo:margin-bottom="0cm"/>
      <style:text-properties fo:font-size="20pt" style:font-size-asian="20pt" style:font-size-complex="20pt"/>
    </style:style>
    <style:style style:name="Content_20_Slide-outline9" style:display-name="Content Slide-outline9" style:family="presentation" style:parent-style-name="Content_20_Slide-outline8">
      <style:paragraph-properties fo:margin-top="0.1cm" fo:margin-bottom="0cm"/>
      <style:text-properties fo:font-size="20pt" style:font-size-asian="20pt" style:font-size-complex="20pt"/>
    </style:style>
    <style:style style:name="Content_20_Slide-subtitle" style:display-name="Content Slide-subtitle" style:family="presentation">
      <style:graphic-properties draw:stroke="none" draw:fill="none" draw:textarea-vertical-align="middle">
        <text:list-style style:name="Content_20_Slide-subtitle" style:display-name="Content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Slide-title" style:display-name="Content Slide-title" style:family="presentation">
      <style:graphic-properties draw:stroke="none" draw:fill="none" draw:textarea-vertical-align="middle" style:writing-mode="lr-tb">
        <text:list-style style:name="Content_20_Slide-title" style:display-name="Content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_20_Slide-background" style:display-name="Comparison Sli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omparison_20_Slide-backgroundobjects" style:display-name="Comparison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_20_Slide-notes" style:display-name="Comparison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_20_Slide-outline1" style:display-name="Comparison Slide-outline1" style:family="presentation">
      <style:graphic-properties draw:stroke="none" draw:fill="none" draw:auto-grow-height="false" draw:fit-to-size="false" style:shrink-to-fit="true" style:writing-mode="lr-tb">
        <text:list-style style:name="Comparison_20_Slide-outline1" style:display-name="Comparison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_20_Slide-outline2" style:display-name="Comparison Slide-outline2" style:family="presentation" style:parent-style-name="Comparison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Comparison_20_Slide-outline3" style:display-name="Comparison Slide-outline3" style:family="presentation" style:parent-style-name="Comparison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Comparison_20_Slide-outline4" style:display-name="Comparison Slide-outline4" style:family="presentation" style:parent-style-name="Comparison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Comparison_20_Slide-outline5" style:display-name="Comparison Slide-outline5" style:family="presentation" style:parent-style-name="Comparison_20_Slide-outline4">
      <style:paragraph-properties fo:margin-top="0.1cm" fo:margin-bottom="0cm"/>
      <style:text-properties fo:font-size="20pt" style:font-size-asian="20pt" style:font-size-complex="20pt"/>
    </style:style>
    <style:style style:name="Comparison_20_Slide-outline6" style:display-name="Comparison Slide-outline6" style:family="presentation" style:parent-style-name="Comparison_20_Slide-outline5">
      <style:paragraph-properties fo:margin-top="0.1cm" fo:margin-bottom="0cm"/>
      <style:text-properties fo:font-size="20pt" style:font-size-asian="20pt" style:font-size-complex="20pt"/>
    </style:style>
    <style:style style:name="Comparison_20_Slide-outline7" style:display-name="Comparison Slide-outline7" style:family="presentation" style:parent-style-name="Comparison_20_Slide-outline6">
      <style:paragraph-properties fo:margin-top="0.1cm" fo:margin-bottom="0cm"/>
      <style:text-properties fo:font-size="20pt" style:font-size-asian="20pt" style:font-size-complex="20pt"/>
    </style:style>
    <style:style style:name="Comparison_20_Slide-outline8" style:display-name="Comparison Slide-outline8" style:family="presentation" style:parent-style-name="Comparison_20_Slide-outline7">
      <style:paragraph-properties fo:margin-top="0.1cm" fo:margin-bottom="0cm"/>
      <style:text-properties fo:font-size="20pt" style:font-size-asian="20pt" style:font-size-complex="20pt"/>
    </style:style>
    <style:style style:name="Comparison_20_Slide-outline9" style:display-name="Comparison Slide-outline9" style:family="presentation" style:parent-style-name="Comparison_20_Slide-outline8">
      <style:paragraph-properties fo:margin-top="0.1cm" fo:margin-bottom="0cm"/>
      <style:text-properties fo:font-size="20pt" style:font-size-asian="20pt" style:font-size-complex="20pt"/>
    </style:style>
    <style:style style:name="Comparison_20_Slide-subtitle" style:display-name="Comparison Slide-subtitle" style:family="presentation">
      <style:graphic-properties draw:stroke="none" draw:fill="none" draw:textarea-vertical-align="middle">
        <text:list-style style:name="Comparison_20_Slide-subtitle" style:display-name="Comparison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_20_Slide-title" style:display-name="Comparison Slide-title" style:family="presentation">
      <style:graphic-properties draw:stroke="none" draw:fill="none" draw:textarea-vertical-align="middle" style:writing-mode="lr-tb">
        <text:list-style style:name="Comparison_20_Slide-title" style:display-name="Comparison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_20_Slide-background" style:display-name="Blank Sli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Last_20_Slide-background" style:display-name="Last Sli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Last_20_Slide-backgroundobjects" style:display-name="Las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st_20_Slide-notes" style:display-name="Last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st_20_Slide-outline1" style:display-name="Last Slide-outline1" style:family="presentation">
      <style:graphic-properties draw:stroke="none" draw:fill="none" draw:auto-grow-height="false" draw:fit-to-size="false" style:shrink-to-fit="true" style:writing-mode="lr-tb">
        <text:list-style style:name="Last_20_Slide-outline1" style:display-name="Last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Last_20_Slide-outline2" style:display-name="Last Slide-outline2" style:family="presentation" style:parent-style-name="Last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Last_20_Slide-outline3" style:display-name="Last Slide-outline3" style:family="presentation" style:parent-style-name="Last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Last_20_Slide-outline4" style:display-name="Last Slide-outline4" style:family="presentation" style:parent-style-name="Last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Last_20_Slide-outline5" style:display-name="Last Slide-outline5" style:family="presentation" style:parent-style-name="Last_20_Slide-outline4">
      <style:paragraph-properties fo:margin-top="0.1cm" fo:margin-bottom="0cm"/>
      <style:text-properties fo:font-size="20pt" style:font-size-asian="20pt" style:font-size-complex="20pt"/>
    </style:style>
    <style:style style:name="Last_20_Slide-outline6" style:display-name="Last Slide-outline6" style:family="presentation" style:parent-style-name="Last_20_Slide-outline5">
      <style:paragraph-properties fo:margin-top="0.1cm" fo:margin-bottom="0cm"/>
      <style:text-properties fo:font-size="20pt" style:font-size-asian="20pt" style:font-size-complex="20pt"/>
    </style:style>
    <style:style style:name="Last_20_Slide-outline7" style:display-name="Last Slide-outline7" style:family="presentation" style:parent-style-name="Last_20_Slide-outline6">
      <style:paragraph-properties fo:margin-top="0.1cm" fo:margin-bottom="0cm"/>
      <style:text-properties fo:font-size="20pt" style:font-size-asian="20pt" style:font-size-complex="20pt"/>
    </style:style>
    <style:style style:name="Last_20_Slide-outline8" style:display-name="Last Slide-outline8" style:family="presentation" style:parent-style-name="Last_20_Slide-outline7">
      <style:paragraph-properties fo:margin-top="0.1cm" fo:margin-bottom="0cm"/>
      <style:text-properties fo:font-size="20pt" style:font-size-asian="20pt" style:font-size-complex="20pt"/>
    </style:style>
    <style:style style:name="Last_20_Slide-outline9" style:display-name="Last Slide-outline9" style:family="presentation" style:parent-style-name="Last_20_Slide-outline8">
      <style:paragraph-properties fo:margin-top="0.1cm" fo:margin-bottom="0cm"/>
      <style:text-properties fo:font-size="20pt" style:font-size-asian="20pt" style:font-size-complex="20pt"/>
    </style:style>
    <style:style style:name="Last_20_Slide-subtitle" style:display-name="Last Slide-subtitle" style:family="presentation">
      <style:graphic-properties draw:stroke="none" draw:fill="none" draw:textarea-vertical-align="middle">
        <text:list-style style:name="Last_20_Slide-subtitle" style:display-name="Last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st_20_Slide-title" style:display-name="Last Slide-title" style:family="presentation">
      <style:graphic-properties draw:stroke="none" draw:fill="none" draw:textarea-vertical-align="middle" style:writing-mode="lr-tb">
        <text:list-style style:name="Last_20_Slide-title" style:display-name="Last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71cm" svg:stroke-linecap="butt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solid" svg:stroke-width="0.141cm" svg:stroke-color="#376092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accent1" loext:color-type="theme">
          <loext:transformation loext:type="lummod" loext:value="7500"/>
        </loext:stroke-complex-color>
      </style:graphic-properties>
    </style:style>
    <style:style style:name="Mgr6" style:family="graphic" style:parent-style-name="standard">
      <style:graphic-properties draw:stroke="solid" svg:stroke-width="0.617cm" svg:stroke-color="#376092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accent1" loext:color-type="theme">
          <loext:transformation loext:type="lummod" loext:value="7500"/>
        </loext:stroke-complex-color>
      </style:graphic-properties>
    </style:style>
    <style:style style:name="M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3%" draw:contrast="0%" draw:gamma="100%" draw:red="0%" draw:green="0%" draw:blue="0%" fo:clip="rect(0cm, 0cm, 0cm, 0cm)" draw:image-opacity="100%" style:mirror="none" loext:decorative="false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right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horizontal-align="right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horizontal-align="right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svg:stroke-width="0cm" draw:fill="none" loext:fill-use-slide-background="false" draw:textarea-horizontal-align="right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Content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" style:family="presentation" style:parent-style-name="Content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Content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Content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Comparison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Comparison_20_Slid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Comparison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0" style:family="presentation" style:parent-style-name="Comparison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Comparison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ast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Last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Last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6" style:family="paragraph">
      <loext:graphic-properties draw:fill="gradient" draw:fill-gradient-name="Gradient_20_1"/>
      <style:paragraph-properties fo:margin-left="0cm" fo:margin-right="0cm" fo:margin-top="0cm" fo:margin-bottom="0cm" fo:line-height="100%" fo:text-align="center" fo:text-indent="0cm" style:punctuation-wrap="simple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2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Dem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IITR_PPT_Templat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Rectangle 6" draw:style-name="Mgr3" draw:text-style-name="MP6" draw:layer="backgroundobjects" svg:width="25.423cm" svg:height="2.044cm" svg:x="0cm" svg:y="0cm">
        <text:p text:style-name="MP5"><text:span text:style-name="MT1">INDIAN INSTITUTE OF TECHNOLOGY ROORKE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7" draw:layer="backgroundobjects" svg:width="2.099cm" svg:height="2.033cm" svg:x="23.272cm" svg:y="-0.004cm">
        <draw:image xlink:href="Pictures/10000001000000B6000000B0D209E17D.png" xlink:type="simple" xlink:show="embed" xlink:actuate="onLoad" draw:mime-type="image/png">
          <text:p/>
        </draw:image>
      </draw:frame>
      <draw:frame draw:name="Picture 3" draw:style-name="Mgr4" draw:text-style-name="MP7" draw:layer="backgroundobjects" svg:width="25.37cm" svg:height="5.143cm" svg:x="0cm" svg:y="13.906cm">
        <draw:image xlink:href="Pictures/1000000000000896000001BE76ED323D.jpg" xlink:type="simple" xlink:show="embed" xlink:actuate="onLoad" draw:mime-type="image/jpeg">
          <text:p/>
        </draw:image>
      </draw:fram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Slide" style:display-name="Content Slide" style:page-layout-name="PM1" draw:style-name="Mdp1">
      <loext:theme loext:name="IITR_PPT_Templat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icture 6" draw:style-name="Mgr4" draw:text-style-name="MP7" draw:layer="backgroundobjects" svg:width="2.72cm" svg:height="2.669cm" svg:x="22.679cm" svg:y="-0.004cm">
        <draw:image xlink:href="Pictures/1000000000000501000004E98A935FD0.png" xlink:type="simple" xlink:show="embed" xlink:actuate="onLoad" draw:mime-type="image/png">
          <text:p/>
        </draw:image>
      </draw:frame>
      <draw:connector draw:name="Straight Connector 7" draw:style-name="Mgr5" draw:text-style-name="MP7" draw:layer="backgroundobjects" draw:type="line" svg:x1="0cm" svg:y1="2.751cm" svg:x2="25.4cm" svg:y2="2.751cm" svg:d="M0 2751h25400" svg:viewBox="0 0 25401 1">
        <text:p/>
      </draw:connector>
      <draw:connector draw:name="Straight Connector 8" draw:style-name="Mgr6" draw:text-style-name="MP7" draw:layer="backgroundobjects" draw:type="line" svg:x1="0cm" svg:y1="18.767cm" svg:x2="25.4cm" svg:y2="18.767cm" svg:d="M0 18767h25400" svg:viewBox="0 0 25401 1">
        <text:p/>
      </draw:connector>
      <draw:frame draw:name="Picture 2" draw:style-name="Mgr4" draw:text-style-name="MP7" draw:layer="backgroundobjects" svg:width="4.629cm" svg:height="0.55cm" svg:x="20.734cm" svg:y="17.909cm">
        <draw:image xlink:href="Pictures/100000000000017C0000002DB98FC9E9.png" xlink:type="simple" xlink:show="embed" xlink:actuate="onLoad" draw:mime-type="image/png">
          <text:p/>
        </draw:image>
      </draw:frame>
      <draw:frame draw:name="Picture 12" draw:style-name="Mgr7" draw:text-style-name="MP7" draw:layer="backgroundobjects" svg:width="14.781cm" svg:height="9.751cm" svg:x="5.203cm" svg:y="5.884cm">
        <draw:image xlink:href="Pictures/10000001000009B000000664578DB141.png" xlink:type="simple" xlink:show="embed" xlink:actuate="onLoad" draw:mime-type="image/png">
          <text:p/>
        </draw:image>
      </draw:frame>
      <draw:custom-shape draw:name="Slide Number Placeholder 5" draw:style-name="Mgr8" draw:text-style-name="MP9" draw:layer="backgroundobjects" svg:width="2.116cm" svg:height="0.551cm" svg:x="23.283cm" svg:y="18.355cm">
        <text:p text:style-name="MP8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" draw:text-style-name="MP11" draw:layer="backgroundobjects" svg:width="19.56cm" svg:height="1.54cm" svg:x="0.502cm" svg:y="0.56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3" presentation:style-name="Mpr4" draw:text-style-name="MP16" draw:layer="backgroundobjects" svg:width="24.355cm" svg:height="14.508cm" svg:x="0.502cm" svg:y="3.261cm" presentation:class="outline" presentation:user-transformed="true">
        <draw:text-box>
          <text:list text:style-name="ML5">
            <text:list-item>
              <text:p text:style-name="MP12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20_Slide-title" draw:layer="backgroundobjects" svg:width="0cm" svg:height="0cm" svg:x="0cm" svg:y="2.257cm" presentation:class="page"/>
        <draw:frame presentation:style-name="Conten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_20_Slide" style:display-name="Comparison Slide" style:page-layout-name="PM1" draw:style-name="Mdp1">
      <loext:theme loext:name="IITR_PPT_Templat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icture 11" draw:style-name="Mgr7" draw:text-style-name="MP7" draw:layer="backgroundobjects" svg:width="14.781cm" svg:height="9.751cm" svg:x="5.203cm" svg:y="5.884cm">
        <draw:image xlink:href="Pictures/10000001000009B000000664578DB141.png" xlink:type="simple" xlink:show="embed" xlink:actuate="onLoad" draw:mime-type="image/png">
          <text:p/>
        </draw:image>
      </draw:frame>
      <draw:frame draw:name="Title 1" presentation:style-name="Mpr7" draw:text-style-name="MP11" draw:layer="backgroundobjects" svg:width="19.56cm" svg:height="1.54cm" svg:x="0.502cm" svg:y="0.56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Text Placeholder 2" presentation:style-name="Mpr8" draw:text-style-name="MP16" draw:layer="backgroundobjects" svg:width="11.912cm" svg:height="1.334cm" svg:x="0.502cm" svg:y="3.146cm" presentation:class="outline" presentation:user-transformed="true">
        <draw:text-box>
          <text:p text:style-name="MP17"><text:span text:style-name="MT8">Click to edit Master text styles</text:span></text:p>
        </draw:text-box>
      </draw:frame>
      <draw:frame draw:name="Content Placeholder 3" presentation:style-name="Mpr9" draw:text-style-name="MP16" draw:layer="backgroundobjects" svg:width="11.912cm" svg:height="13.288cm" svg:x="0.502cm" svg:y="4.481cm" presentation:class="outline" presentation:user-transformed="true">
        <draw:text-box>
          <text:list text:style-name="ML5">
            <text:list-item>
              <text:p text:style-name="MP12"><text:span text:style-name="MT9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10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8" draw:text-style-name="MP16" draw:layer="backgroundobjects" svg:width="11.783cm" svg:height="1.354cm" svg:x="12.903cm" svg:y="3.125cm" presentation:class="outline" presentation:user-transformed="true">
        <draw:text-box>
          <text:p text:style-name="MP17"><text:span text:style-name="MT8">Click to edit Master text styles</text:span></text:p>
        </draw:text-box>
      </draw:frame>
      <draw:frame draw:name="Content Placeholder 5" presentation:style-name="Mpr9" draw:text-style-name="MP16" draw:layer="backgroundobjects" svg:width="11.783cm" svg:height="13.288cm" svg:x="12.903cm" svg:y="4.481cm" presentation:class="outline" presentation:user-transformed="true">
        <draw:text-box>
          <text:list text:style-name="ML5">
            <text:list-item>
              <text:p text:style-name="MP12"><text:span text:style-name="MT9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10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9" draw:style-name="Mgr4" draw:text-style-name="MP7" draw:layer="backgroundobjects" svg:width="2.72cm" svg:height="2.669cm" svg:x="22.679cm" svg:y="-0.004cm">
        <draw:image xlink:href="Pictures/1000000000000501000004E98A935FD0.png" xlink:type="simple" xlink:show="embed" xlink:actuate="onLoad" draw:mime-type="image/png">
          <text:p/>
        </draw:image>
      </draw:frame>
      <draw:connector draw:name="Straight Connector 10" draw:style-name="Mgr5" draw:text-style-name="MP7" draw:layer="backgroundobjects" draw:type="line" svg:x1="0cm" svg:y1="2.751cm" svg:x2="25.4cm" svg:y2="2.751cm" svg:d="M0 2751h25400" svg:viewBox="0 0 25401 1">
        <text:p/>
      </draw:connector>
      <draw:connector draw:name="Straight Connector 12" draw:style-name="Mgr6" draw:text-style-name="MP7" draw:layer="backgroundobjects" draw:type="line" svg:x1="0cm" svg:y1="18.767cm" svg:x2="25.4cm" svg:y2="18.767cm" svg:d="M0 18767h25400" svg:viewBox="0 0 25401 1">
        <text:p/>
      </draw:connector>
      <draw:frame draw:name="Picture 2" draw:style-name="Mgr4" draw:text-style-name="MP7" draw:layer="backgroundobjects" svg:width="4.629cm" svg:height="0.55cm" svg:x="20.734cm" svg:y="17.909cm">
        <draw:image xlink:href="Pictures/100000000000017C0000002DB98FC9E9.png" xlink:type="simple" xlink:show="embed" xlink:actuate="onLoad" draw:mime-type="image/png">
          <text:p/>
        </draw:image>
      </draw:frame>
      <draw:custom-shape draw:name="Slide Number Placeholder 5" draw:style-name="Mgr9" draw:text-style-name="MP9" draw:layer="backgroundobjects" svg:width="2.116cm" svg:height="0.551cm" svg:x="23.283cm" svg:y="18.355cm">
        <text:p text:style-name="MP8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Comparison_20_Slide-title" draw:layer="backgroundobjects" svg:width="0cm" svg:height="0cm" svg:x="0cm" svg:y="2.257cm" presentation:class="page"/>
        <draw:frame presentation:style-name="Comparison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IITR_PPT_Templat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icture 4" draw:style-name="Mgr7" draw:text-style-name="MP7" draw:layer="backgroundobjects" svg:width="14.781cm" svg:height="9.751cm" svg:x="5.203cm" svg:y="5.884cm">
        <draw:image xlink:href="Pictures/10000001000009B000000664578DB141.png" xlink:type="simple" xlink:show="embed" xlink:actuate="onLoad" draw:mime-type="image/png">
          <text:p/>
        </draw:image>
      </draw:frame>
      <draw:frame draw:name="Picture 5" draw:style-name="Mgr4" draw:text-style-name="MP7" draw:layer="backgroundobjects" svg:width="2.72cm" svg:height="2.669cm" svg:x="22.679cm" svg:y="-0.004cm">
        <draw:image xlink:href="Pictures/1000000000000501000004E98A935FD0.png" xlink:type="simple" xlink:show="embed" xlink:actuate="onLoad" draw:mime-type="image/png">
          <text:p/>
        </draw:image>
      </draw:frame>
      <draw:connector draw:name="Straight Connector 6" draw:style-name="Mgr5" draw:text-style-name="MP7" draw:layer="backgroundobjects" draw:type="line" svg:x1="0cm" svg:y1="2.751cm" svg:x2="25.4cm" svg:y2="2.751cm" svg:d="M0 2751h25400" svg:viewBox="0 0 25401 1">
        <text:p/>
      </draw:connector>
      <draw:connector draw:name="Straight Connector 7" draw:style-name="Mgr6" draw:text-style-name="MP7" draw:layer="backgroundobjects" draw:type="line" svg:x1="0cm" svg:y1="18.767cm" svg:x2="25.4cm" svg:y2="18.767cm" svg:d="M0 18767h25400" svg:viewBox="0 0 25401 1">
        <text:p/>
      </draw:connector>
      <draw:frame draw:name="Picture 2" draw:style-name="Mgr4" draw:text-style-name="MP7" draw:layer="backgroundobjects" svg:width="4.629cm" svg:height="0.55cm" svg:x="20.734cm" svg:y="17.909cm">
        <draw:image xlink:href="Pictures/100000000000017C0000002DB98FC9E9.png" xlink:type="simple" xlink:show="embed" xlink:actuate="onLoad" draw:mime-type="image/png">
          <text:p/>
        </draw:image>
      </draw:frame>
      <draw:custom-shape draw:name="Slide Number Placeholder 5" draw:style-name="Mgr10" draw:text-style-name="MP9" draw:layer="backgroundobjects" svg:width="2.116cm" svg:height="0.551cm" svg:x="23.283cm" svg:y="18.355cm">
        <text:p text:style-name="MP8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0cm" svg:height="0cm" svg:x="0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ast_20_Slide" style:display-name="Last Slide" style:page-layout-name="PM1" draw:style-name="Mdp1">
      <loext:theme loext:name="IITR_PPT_Templat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Slide Number Placeholder 5" draw:style-name="Mgr11" draw:text-style-name="MP9" draw:layer="backgroundobjects" svg:width="2.116cm" svg:height="0.551cm" svg:x="23.283cm" svg:y="18.355cm">
        <text:p text:style-name="MP8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9" draw:layer="backgroundobjects" svg:width="6.812cm" svg:height="1.975cm" svg:x="9.344cm" svg:y="8.255cm" presentation:class="title" presentation:user-transformed="true">
        <draw:text-box>
          <text:p text:style-name="MP18"><text:span text:style-name="MT13">Thanks…</text:span></text:p>
        </draw:text-box>
      </draw:frame>
      <draw:connector draw:name="Straight Connector 11" draw:style-name="Mgr5" draw:text-style-name="MP7" draw:layer="backgroundobjects" draw:type="line" svg:x1="9.987cm" svg:y1="10.054cm" svg:x2="15.569cm" svg:y2="10.054cm" svg:d="M9987 10054h5582" svg:viewBox="0 0 5583 1">
        <text:p/>
      </draw:connector>
      <presentation:notes style:page-layout-name="PM0">
        <draw:page-thumbnail presentation:style-name="Last_20_Slide-title" draw:layer="backgroundobjects" svg:width="0cm" svg:height="0cm" svg:x="0cm" svg:y="2.257cm" presentation:class="page"/>
        <draw:frame presentation:style-name="La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PowerPoint Presentation</dc:title>
    <dc:subject>IITR PPT Template</dc:subject>
    <meta:initial-creator>Dr. Sudip Roy</meta:initial-creator>
    <meta:editing-cycles>60</meta:editing-cycles>
    <meta:creation-date>2015-07-18T13:17:54</meta:creation-date>
    <dc:date>2025-02-19T06:03:48.438081127</dc:date>
    <meta:editing-duration>PT1H52M21S</meta:editing-duration>
    <meta:generator>LibreOffice/25.2.0.3$Linux_X86_64 LibreOffice_project/520$Build-3</meta:generator>
    <meta:document-statistic meta:object-count="97"/>
    <meta:user-defined meta:name="AppVersion">14.0000</meta:user-defined>
    <meta:user-defined meta:name="Company">IIT Roorkee</meta:user-defined>
    <meta:user-defined meta:name="Manager">Dr. Sudip Roy</meta:user-defined>
    <meta:user-defined meta:name="OOXMLCorePropertyVersion">v1</meta:user-defined>
    <meta:user-defined meta:name="PresentationFormat" meta:value-type="string">On-screen Show (4:3)</meta:user-defined>
    <meta:user-defined meta:name="Slides" meta:value-type="float">5</meta:user-defined>
    <meta:template xlink:type="simple" xlink:actuate="onRequest" xlink:title="IITR_template_sudiproy" xlink:href=""/>
  </office:meta>
</office:document-meta>
</file>